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cm" fo:min-width="0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2.75cm" fo:min-width="3cm"/>
    </style:style>
    <style:style style:name="gr4" style:family="graphic" style:parent-style-name="standard">
      <style:graphic-properties draw:stroke="none" svg:stroke-width="0.159cm" svg:stroke-color="#eeeeee" draw:marker-start-width="0.438cm" draw:marker-end-width="0.438cm" draw:fill="solid" draw:fill-color="#000000" loext:fill-use-slide-background="false" draw:textarea-horizontal-align="justify" draw:textarea-vertical-align="middle" draw:auto-grow-height="false" fo:min-height="1.714cm" fo:min-width="1.464cm" fo:padding-top="0.204cm" fo:padding-bottom="0.204cm" fo:padding-left="0.329cm" fo:padding-right="0.329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3.312cm" fo:min-width="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75cm" fo:min-width="2.25cm"/>
    </style:style>
    <style:style style:name="gr7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ffffff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75cm" fo:min-width="0cm"/>
    </style:style>
    <style:style style:name="gr10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7.25cm" svg:x="4cm" svg:y="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3.5cm" svg:height="3cm" svg:x="0.25cm" svg:y="1.94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4" draw:text-style-name="P3" draw:layer="layout" svg:width="3cm" svg:height="3cm" svg:x="0.25cm" svg:y="3.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custom-shape draw:style-name="gr5" draw:text-style-name="P2" draw:layer="layout" svg:width="3.5cm" svg:height="3.562cm" draw:transform="rotate (0.680678408277789) translate (0.25cm 3.143cm)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75cm" svg:height="2cm" svg:x="1.5cm" svg:y="4.1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3cm" svg:height="3cm" svg:x="0.25cm" svg:y="0.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3cm" svg:height="3cm" svg:x="2.75cm" svg:y="3.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line draw:style-name="gr7" draw:text-style-name="P4" draw:layer="layout" svg:x1="0.25cm" svg:y1="1.75cm" svg:x2="0.25cm" svg:y2="4.75cm">
            <text:p/>
          </draw:line>
          <draw:line draw:style-name="gr7" draw:text-style-name="P4" draw:layer="layout" svg:x1="4.25cm" svg:y1="6.25cm" svg:x2="1.75cm" svg:y2="6.25cm">
            <text:p/>
          </draw:line>
          <draw:line draw:style-name="gr7" draw:text-style-name="P4" draw:layer="layout" svg:x1="5.329cm" svg:y1="3.709cm" svg:x2="2.816cm" svg:y2="0.694cm">
            <text:p/>
          </draw:line>
          <draw:path draw:style-name="gr8" draw:text-style-name="P4" draw:layer="layout" svg:width="1.499cm" svg:height="1.499cm" draw:transform="rotate (-3.14159265358979) translate (1.75cm 6.25cm)" svg:viewBox="0 0 1500 1500" svg:d="M0 0c1500 0 1500 1500 1500 1500">
            <text:p/>
          </draw:path>
          <draw:path draw:style-name="gr8" draw:text-style-name="P4" draw:layer="layout" svg:width="1.499cm" svg:height="1.499cm" draw:transform="rotate (1.5707963267949) translate (0.25cm 1.75cm)" svg:viewBox="0 0 1500 1500" svg:d="M0 0c1500 0 1500 1500 1500 1500">
            <text:p/>
          </draw:path>
          <draw:path draw:style-name="gr8" draw:text-style-name="P4" draw:layer="layout" svg:width="1.499cm" svg:height="1.499cm" draw:transform="rotate (-1.5707963267949) translate (5.75cm 4.75cm)" svg:viewBox="0 0 1500 1500" svg:d="M0 0c1500 0 1500 1500 1500 1500">
            <text:p/>
          </draw:path>
          <draw:path draw:style-name="gr8" draw:text-style-name="P4" draw:layer="layout" svg:width="1.06cm" svg:height="0.438cm" svg:x="1.75cm" svg:y="0.25cm" svg:viewBox="0 0 1061 439" svg:d="M0 0c678 0 1061 439 1061 439">
            <text:p/>
          </draw:path>
          <draw:path draw:style-name="gr8" draw:text-style-name="P4" draw:layer="layout" svg:width="1.06cm" svg:height="0.438cm" draw:transform="rotate (-0.785398163397449) translate (5.3097637380381cm 3.68968360301372cm)" svg:viewBox="0 0 1061 439" svg:d="M0 0c678 0 1061 439 1061 439">
            <text:p/>
          </draw:path>
        </draw:g>
        <draw:custom-shape draw:style-name="gr9" draw:text-style-name="P2" draw:layer="layout" svg:width="0.5cm" svg:height="1cm" svg:x="4cm" svg:y="7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cm" svg:x="4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cm" svg:x="4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001cm" svg:height="1.001cm" svg:x="1.249cm" svg:y="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01cm" svg:height="1.001cm" svg:x="1.249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001cm" svg:height="1.001cm" svg:x="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001cm" svg:height="1.001cm" svg:x="3.751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4-20T21:19:02.118000000</dc:date>
    <meta:editing-duration>PT1H39M41S</meta:editing-duration>
    <meta:editing-cycles>7</meta:editing-cycles>
    <meta:generator>LibreOffice/7.5.0.3$Windows_X86_64 LibreOffice_project/c21113d003cd3efa8c53188764377a8272d9d6de</meta:generator>
    <meta:document-statistic meta:object-count="26"/>
  </office:meta>
</office:document-meta>
</file>